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 style:writing-mode="lr-tb"/>
      <style:text-properties style:font-name="Ubuntu" fo:font-size="14pt" officeooo:rsid="0009fa2a" officeooo:paragraph-rsid="0009fa2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35e3" officeooo:paragraph-rsid="001035e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035e3" officeooo:paragraph-rsid="0010d02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0d02a" officeooo:paragraph-rsid="0010d02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8bc8" officeooo:paragraph-rsid="0009fa2a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035e3" officeooo:paragraph-rsid="001035e3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font-weight="bold" officeooo:rsid="0010d02a" officeooo:paragraph-rsid="0010d02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style:font-name="Ubuntu" fo:font-size="14pt" officeooo:rsid="0009fa2a" officeooo:paragraph-rsid="0009f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76c" officeooo:paragraph-rsid="000d135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paragraph-rsid="000ba76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d1356" officeooo:paragraph-rsid="000d135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d20f" officeooo:paragraph-rsid="000ed20f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9fa2a" officeooo:paragraph-rsid="0010d02a" fo:background-color="#dddddd" style:font-size-asian="14pt" style:font-size-complex="14pt"/>
    </style:style>
    <style:style style:name="T1" style:family="text">
      <style:text-properties officeooo:rsid="000d1356"/>
    </style:style>
    <style:style style:name="T2" style:family="text">
      <style:text-properties officeooo:rsid="0010d02a"/>
    </style:style>
    <style:style style:name="T3" style:family="text">
      <style:text-properties officeooo:rsid="0010d02a" fo:background-color="#dddddd" loext:char-shading-value="0"/>
    </style:style>
    <style:style style:name="T4" style:family="text">
      <style:text-properties officeooo:rsid="0010d02a"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d02a" style:font-weight-asian="bold" style:font-weight-complex="bold"/>
    </style:style>
    <style:style style:name="T8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rganização de Arquivos</text:h>
      <text:p text:style-name="P11">index.html</text:p>
      <text:p text:style-name="P11">css → reset.css etc.</text:p>
      <text:p text:style-name="P11">Js → index.js etc.</text:p>
      <text:p text:style-name="P11"><text:span text:style-name="T1">i</text:span>mg</text:p>
      <text:p text:style-name="P13">____________________________________________________________________</text:p>
      <text:p text:style-name="P11">js → </text:p>
      <text:p text:style-name="P11">pages → index.html, contato.html etc.</text:p>
      <text:p text:style-name="P11">Css → reset.css, home.css, contato.css etc.</text:p>
      <text:p text:style-name="P13">img →</text:p>
      <text:p text:style-name="P13">____________________________________________________________________</text:p>
      <text:p text:style-name="P14">Components – Um pequeno elemento da tela que da para ser reutilizado varias vezes, ou seja, é uma parte visual do layout reutilizavel. Basicamente quando um elemento se repete varias vezes na pagina se torna possível adiciona-lo na pasta components:</text:p>
      <text:p text:style-name="P7">components → title.css, card.css, button.css etc. </text:p>
      <text:p text:style-name="P4">____________________________________________________________________</text:p>
      <text:p text:style-name="P4"><text:span text:style-name="T6">Bloco -</text:span> <text:span text:style-name="T2">É um elemento independente: </text:span><text:span text:style-name="T4">.classe </text:span></text:p>
      <text:p text:style-name="P4"/>
      <text:p text:style-name="P4"><text:span text:style-name="T6">Elementos -</text:span> <text:span text:style-name="T2">São itens contidos dentro de blocos, ou seja, fazem parte do bloco: </text:span><text:span text:style-name="T4">bloco__elemento </text:span></text:p>
      <text:p text:style-name="P8">&lt;<text:span text:style-name="T2">pai class=”bloco”</text:span>&gt; &lt;<text:span text:style-name="T2">filho class=”bloco__elementos”&gt; &lt;/filho&gt;</text:span> &lt;/<text:span text:style-name="T2">pai</text:span>&gt; </text:p>
      <text:p text:style-name="P9">Ex: </text:p>
      <text:p text:style-name="P15">&lt;div class=”form-group”&gt;</text:p>
      <text:p text:style-name="P15"><text:span text:style-name="T8"><text:tab/></text:span>&lt;label class=”form-group__label”&gt; &lt;/label&gt; </text:p>
      <text:p text:style-name="P15"><text:span text:style-name="T8"><text:tab/></text:span>&lt;input class=”form-group__input”&gt; &lt;/input&gt; </text:p>
      <text:p text:style-name="P15"><text:span text:style-name="T8"><text:tab/></text:span>&lt;input class=”form-group__input--error”&gt; &lt;/input&gt; </text:p>
      <text:p text:style-name="P15"><text:soft-page-break/>&lt;/div&gt; </text:p>
      <text:p text:style-name="P4"/>
      <text:p text:style-name="P5"><text:span text:style-name="T6">Modificador -</text:span> <text:span text:style-name="T2">Faz alterações no elemento base, fazendo ele se diferenciar dos outros elementos do mesmo tipo: </text:span></text:p>
      <text:p text:style-name="P5"><text:span text:style-name="T2">bloco--modificador</text:span></text:p>
      <text:p text:style-name="P6"><text:span text:style-name="T6"><text:s text:c="5"/>Ex:</text:span> <text:span text:style-name="T5">bloco--warning </text:span></text:p>
      <text:p text:style-name="P1"/>
      <text:p text:style-name="P10"><text:span text:style-name="T7">M</text:span><text:span text:style-name="T6">odificar elemento -</text:span> bloco__elemento--modificador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0:43:55.383000000</meta:creation-date>
    <dc:date>2023-11-12T16:45:35.485000000</dc:date>
    <meta:editing-duration>PT4H12M36S</meta:editing-duration>
    <meta:editing-cycles>7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27" meta:word-count="145" meta:character-count="1251" meta:non-whitespace-character-count="1116"/>
  </office:meta>
</office:document-meta>
</file>